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padding="0in" fo:border="none"/>
      <style:text-properties fo:font-size="14pt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padding="0in" fo:border="none"/>
      <style:text-properties fo:font-size="14pt" officeooo:rsid="00166425" officeooo:paragraph-rsid="00166425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 fo:padding="0in" fo:border="none"/>
      <style:text-properties fo:font-size="14pt" officeooo:paragraph-rsid="00166425" style:font-size-asian="14pt" style:font-size-complex="14pt"/>
    </style:style>
    <style:style style:name="P5" style:family="paragraph" style:parent-style-name="Standard">
      <style:paragraph-properties fo:margin-top="0in" fo:margin-bottom="0in" loext:contextual-spacing="false" fo:padding="0in" fo:border="none"/>
      <style:text-properties fo:font-size="14pt" fo:font-style="italic" style:font-size-asian="14pt" style:font-style-asian="italic" style:font-size-complex="14pt"/>
    </style:style>
    <style:style style:name="P6" style:family="paragraph" style:parent-style-name="Standard">
      <style:paragraph-properties fo:margin-top="0in" fo:margin-bottom="0in" loext:contextual-spacing="false" fo:padding="0in" fo:border="none"/>
      <style:text-properties fo:font-size="14pt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 fo:padding="0in" fo:border="none"/>
      <style:text-properties fo:font-size="14pt" officeooo:rsid="00166425" officeooo:paragraph-rsid="00166425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padding="0in" fo:border="none"/>
      <style:text-properties fo:font-size="14pt" officeooo:rsid="00182235" officeooo:paragraph-rsid="00182235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padding="0in" fo:border="none"/>
      <style:text-properties fo:font-size="14pt" officeooo:rsid="00198044" officeooo:paragraph-rsid="00198044" style:font-size-asian="14pt" style:font-size-complex="14pt"/>
    </style:style>
    <style:style style:name="P10" style:family="paragraph" style:parent-style-name="Standard" style:master-page-name="Standard">
      <style:paragraph-properties fo:margin-top="0in" fo:margin-bottom="0in" loext:contextual-spacing="false" style:page-number="1" fo:padding="0in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officeooo:rsid="00166425"/>
    </style:style>
    <style:style style:name="T4" style:family="text">
      <style:text-properties officeooo:rsid="0018223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980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hicken Sandwiches w/ Brie and Sun-dried <text:span text:style-name="T4">T</text:span>omato <text:span text:style-name="T4">P</text:span>esto</text:p>
      <text:p text:style-name="P2"/>
      <text:p text:style-name="P2">1/<text:span text:style-name="T3">2</text:span> jar sun dried tomatoes</text:p>
      <text:p text:style-name="P1"><text:span text:style-name="T1"><text:tab/></text:span><text:span text:style-name="T2">or</text:span></text:p>
      <text:p text:style-name="P2">1/<text:span text:style-name="T3">2</text:span> sack sun dried tomatoes, reconstituted</text:p>
      <text:p text:style-name="P2"/>
      <text:p text:style-name="P2">1 bunch of basil</text:p>
      <text:p text:style-name="P2">Several garlic cloves</text:p>
      <text:p text:style-name="P9">Olive Oil</text:p>
      <text:p text:style-name="P2">4 ounces (or so) Brie cheese</text:p>
      <text:p text:style-name="P2">4 Chicken Thighs</text:p>
      <text:p text:style-name="P3">Salt</text:p>
      <text:p text:style-name="P3">Pepper</text:p>
      <text:p text:style-name="P3">Granulated Garlic</text:p>
      <text:p text:style-name="P2">Lettuce</text:p>
      <text:p text:style-name="P2">Mayo</text:p>
      <text:p text:style-name="P2">Buns or Bread</text:p>
      <text:p text:style-name="P2"/>
      <text:p text:style-name="P2"/>
      <text:p text:style-name="P2">While drizzling in olive oil, process sun dried tomatoes, basil, and garlic in food processor to a smooth paste.</text:p>
      <text:p text:style-name="P2"/>
      <text:p text:style-name="P4"><text:span text:style-name="T3">Season chicken generously with salt, pepper, and granulated garlic. Grill the chicken. C</text:span>hop <text:span text:style-name="T6">chicken</text:span> roughly. Melt Brie cheese on top of the chicken –<text:span text:style-name="T3"> under a broiler worked well.</text:span></text:p>
      <text:p text:style-name="P2"/>
      <text:p text:style-name="P5">Construction:</text:p>
      <text:p text:style-name="P2">Top Bun</text:p>
      <text:p text:style-name="P2">Tomato Pesto</text:p>
      <text:p text:style-name="P2">Brie</text:p>
      <text:p text:style-name="P2">Chicken</text:p>
      <text:p text:style-name="P2">Lettuce</text:p>
      <text:p text:style-name="P2">Mayo</text:p>
      <text:p text:style-name="P2">Bottom Bun</text:p>
      <text:p text:style-name="P2"/>
      <text:p text:style-name="P8">Makes <text:span text:style-name="T5">two</text:span> generously portioned sandwiches.</text:p>
      <text:p text:style-name="P8"/>
      <text:p text:style-name="P2">Season 4, Episode 24 of Eat St. (The Act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Caladea1" svg:font-family="Caladea" style:font-family-generic="swiss" style:font-pitch="variable"/>
    <style:font-face style:name="Caladea2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0pt" fo:language="en" fo:country="US" style:letter-kerning="true" style:font-name-asian="Caladea2" style:font-size-asian="10pt" style:language-asian="zh" style:country-asian="CN" style:font-name-complex="Caladea2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style:use-window-font-color="true" style:font-name="Caladea" fo:font-size="10pt" fo:language="en" fo:country="US" style:letter-kerning="true" style:font-name-asian="Caladea2" style:font-size-asian="10pt" style:language-asian="zh" style:country-asian="CN" style:font-name-complex="Caladea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tru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tru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tru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tru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tru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tru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7-17T01:23:29.748926506</dc:date>
    <meta:editing-duration>PT5M52S</meta:editing-duration>
    <meta:editing-cycles>4</meta:editing-cycles>
    <meta:document-statistic meta:table-count="0" meta:image-count="0" meta:object-count="0" meta:page-count="1" meta:paragraph-count="27" meta:word-count="119" meta:character-count="702" meta:non-whitespace-character-count="608"/>
  </office:meta>
</office:document-meta>
</file>